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401cm" fo:min-width="4.326cm"/>
    </style:style>
    <style:style style:name="gr2" style:family="graphic" style:parent-style-name="standard">
      <style:graphic-properties draw:textarea-horizontal-align="justify" draw:textarea-vertical-align="top" draw:auto-grow-height="false" fo:min-height="1.528cm" fo:min-width="4.326cm"/>
    </style:style>
    <style:style style:name="gr3" style:family="graphic" style:parent-style-name="standard">
      <style:graphic-properties draw:fill-color="#d2d02b" draw:textarea-horizontal-align="justify" draw:textarea-vertical-align="middle" draw:auto-grow-height="false" fo:min-height="0.4cm" fo:min-width="3.283cm"/>
    </style:style>
    <style:style style:name="gr4" style:family="graphic" style:parent-style-name="standard">
      <style:graphic-properties draw:fill-color="#d2d02b" draw:textarea-horizontal-align="justify" draw:textarea-vertical-align="middle" draw:auto-grow-height="false" fo:min-height="0.4cm" fo:min-width="3.5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a80000" draw:textarea-horizontal-align="justify" draw:textarea-vertical-align="middle" draw:auto-grow-height="false" fo:min-height="0.24cm" fo:min-width="2.27cm"/>
    </style:style>
    <style:style style:name="gr7" style:family="graphic" style:parent-style-name="standard">
      <style:graphic-properties draw:fill-color="#d2d02b" draw:textarea-horizontal-align="justify" draw:textarea-vertical-align="middle" draw:auto-grow-height="false" fo:min-height="0.4cm" fo:min-width="3.368cm"/>
    </style:style>
    <style:style style:name="gr8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9" style:family="graphic" style:parent-style-name="standard">
      <style:graphic-properties draw:fill-color="#d2d02b" draw:textarea-horizontal-align="justify" draw:textarea-vertical-align="middle" draw:auto-grow-height="false" fo:min-height="0.412cm" fo:min-width="2.088cm"/>
    </style:style>
    <style:style style:name="gr10" style:family="graphic" style:parent-style-name="standard">
      <style:graphic-properties draw:fill-color="#d2d02b" draw:textarea-horizontal-align="justify" draw:textarea-vertical-align="middle" draw:auto-grow-height="false" fo:min-height="0.384cm" fo:min-width="2.532cm"/>
    </style:style>
    <style:style style:name="gr11" style:family="graphic" style:parent-style-name="standard">
      <style:graphic-properties draw:fill-color="#3f8000" draw:textarea-horizontal-align="justify" draw:textarea-vertical-align="top" draw:auto-grow-height="false" fo:min-height="1.528cm" fo:min-width="4.326cm"/>
    </style:style>
    <style:style style:name="gr12" style:family="graphic" style:parent-style-name="standard">
      <style:graphic-properties draw:fill-color="#d2d02b" draw:textarea-horizontal-align="justify" draw:textarea-vertical-align="middle" draw:auto-grow-height="false" fo:min-height="0.4cm" fo:min-width="2.60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d2d02b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8pt"/>
    </style:style>
    <style:style style:name="P7" style:family="paragraph">
      <loext:graphic-properties draw:fill-color="#a80000"/>
      <style:paragraph-properties fo:text-align="center"/>
      <style:text-properties fo:font-size="8pt"/>
    </style:style>
    <style:style style:name="P8" style:family="paragraph">
      <loext:graphic-properties draw:fill-color="#3f8000"/>
      <style:paragraph-properties fo:text-align="center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4.826cm" svg:height="1.651cm" svg:x="8.579cm" svg:y="2.508cm">
          <text:p text:style-name="P1"><text:span text:style-name="T1">Intro Screen</text:span></text:p>
          <text:list text:style-name="L1">
            <text:list-item>
              <text:p text:style-name="P2"><text:span text:style-name="T2">Fixed element. “How-to” use the</text:span><text:span text:style-name="T2"><text:line-break/></text:span><text:span text:style-name="T2">app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4.826cm" svg:height="1.778cm" svg:x="8.58cm" svg:y="7.372cm">
          <text:p text:style-name="P1"><text:span text:style-name="T1">Main Window</text:span></text:p>
          <text:list text:style-name="L1">
            <text:list-item>
              <text:p text:style-name="P2"><text:span text:style-name="T2">Google map &amp; search field &amp;</text:span><text:span text:style-name="T2"><text:line-break/></text:span><text:span text:style-name="T2">button on screen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4.953cm" svg:height="0.85cm" svg:x="14.549cm" svg:y="7.792cm">
          <text:p text:style-name="P3"><text:span text:style-name="T2">User enters text in search field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927.099236641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3" draw:id="id3" draw:layer="layout" svg:width="5.334cm" svg:height="0.85cm" svg:x="1.849cm" svg:y="7.88cm">
          <text:p text:style-name="P3"><text:span text:style-name="T2">User double clicks on map location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927.099236641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draw:type="curve" svg:x1="13.406cm" svg:y1="8.261cm" svg:x2="14.769cm" svg:y2="8.217cm" draw:start-shape="id1" draw:start-glue-point="1" draw:end-shape="id2" draw:end-glue-point="9" svg:d="M13406 8261c856 0 175-44 1363-44" svg:viewBox="0 0 1364 45">
          <text:p/>
        </draw:connector>
        <draw:connector draw:style-name="gr5" draw:text-style-name="P5" draw:layer="layout" draw:type="curve" svg:x1="8.58cm" svg:y1="8.261cm" svg:x2="6.946cm" svg:y2="8.305cm" draw:start-shape="id1" draw:start-glue-point="3" draw:end-shape="id3" draw:end-glue-point="6" svg:d="M8580 8261c-1047 0-230 44-1634 44" svg:viewBox="0 0 1635 45">
          <text:p/>
        </draw:connector>
        <draw:custom-shape draw:style-name="gr2" draw:text-style-name="P1" xml:id="id4" draw:id="id4" draw:layer="layout" svg:width="4.826cm" svg:height="1.778cm" svg:x="8.58cm" svg:y="10.674cm">
          <text:p text:style-name="P1"><text:span text:style-name="T1">Search Results</text:span></text:p>
          <text:list text:style-name="L1">
            <text:list-item>
              <text:p text:style-name="P2"><text:span text:style-name="T2">Search results stacked on left</text:span><text:span text:style-name="T2"><text:line-break/></text:span><text:span text:style-name="T2">left side.</text:span></text:p>
            </text:list-item>
            <text:list-item>
              <text:p text:style-name="P2"><text:span text:style-name="T2">Scroll-abl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curve" svg:x1="4.516cm" svg:y1="8.73cm" svg:x2="8.58cm" svg:y2="11.563cm" draw:start-shape="id3" draw:start-glue-point="8" draw:end-shape="id4" draw:end-glue-point="3" svg:d="M4516 8730c0 1889 1354 2833 4064 2833" svg:viewBox="0 0 4065 2834">
          <text:p/>
        </draw:connector>
        <draw:custom-shape draw:style-name="gr6" draw:text-style-name="P7" xml:id="id5" draw:id="id5" draw:layer="layout" svg:width="4.318cm" svg:height="0.762cm" svg:x="14.93cm" svg:y="11.544cm">
          <text:p text:style-name="P6">Alert, no entry found.</text:p>
          <text:p text:style-name="P6">Try again.</text:p>
          <draw:enhanced-geometry svg:viewBox="0 0 21600 21600" draw:glue-points="?f6 10800 10800 21600 ?f5 10800 10800 0" draw:text-areas="?f3 ?f3 ?f4 ?f4" draw:type="trapezoid" draw:modifiers="3825.93483490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5" draw:layer="layout" draw:type="curve" svg:x1="17.026cm" svg:y1="8.642cm" svg:x2="17.089cm" svg:y2="11.544cm" draw:start-shape="id2" draw:start-glue-point="8" draw:end-shape="id5" draw:end-glue-point="7" svg:d="M17026 8642c0 2178 63 727 63 2902" svg:viewBox="0 0 64 2903">
          <text:p/>
        </draw:connector>
        <draw:connector draw:style-name="gr5" draw:text-style-name="P5" draw:layer="layout" draw:type="curve" draw:line-skew="0.24cm" svg:x1="18.866cm" svg:y1="11.925cm" svg:x2="19.282cm" svg:y2="8.217cm" draw:start-shape="id5" draw:start-glue-point="4" draw:end-shape="id2" draw:end-glue-point="6" svg:d="M18866 11925c2065 0 1857-3708 416-3708" svg:viewBox="0 0 1525 3709">
          <text:p/>
        </draw:connector>
        <draw:connector draw:style-name="gr5" draw:text-style-name="P5" draw:layer="layout" draw:type="curve" svg:x1="16.805cm" svg:y1="8.642cm" svg:x2="13.406cm" svg:y2="11.563cm" draw:start-shape="id2" draw:start-glue-point="7" draw:end-shape="id4" draw:end-glue-point="1" svg:d="M16805 8642c0 1948-1133 2921-3399 2921" svg:viewBox="0 0 3400 2922">
          <text:p/>
        </draw:connector>
        <draw:custom-shape draw:style-name="gr4" draw:text-style-name="P4" xml:id="id6" draw:id="id6" draw:layer="layout" svg:width="5.334cm" svg:height="0.85cm" svg:x="8.325cm" svg:y="5.294cm">
          <text:p text:style-name="P3"><text:span text:style-name="T2">User closes “window”.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927.099236641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draw:type="curve" svg:x1="10.992cm" svg:y1="6.144cm" svg:x2="10.993cm" svg:y2="7.372cm" draw:start-shape="id6" draw:start-glue-point="8" draw:end-shape="id1" draw:end-glue-point="0" svg:d="M10992 6144c0 922 1 309 1 1228" svg:viewBox="0 0 2 1229">
          <text:p/>
        </draw:connector>
        <draw:connector draw:style-name="gr5" draw:text-style-name="P5" draw:layer="layout" draw:type="curve" svg:x1="10.992cm" svg:y1="4.159cm" svg:x2="10.992cm" svg:y2="5.294cm" draw:start-shape="id7" draw:start-glue-point="2" draw:end-shape="id6" draw:end-glue-point="5" svg:d="M10992 4159v1135" svg:viewBox="0 0 1 1136">
          <text:p/>
        </draw:connector>
        <draw:custom-shape draw:style-name="gr6" draw:text-style-name="P7" xml:id="id8" draw:id="id8" draw:layer="layout" svg:width="4.318cm" svg:height="0.762cm" svg:x="2.231cm" svg:y="11.545cm">
          <text:p text:style-name="P6">Alert, rev-geocoding failed.</text:p>
          <text:p text:style-name="P6">Try again.</text:p>
          <draw:enhanced-geometry svg:viewBox="0 0 21600 21600" draw:glue-points="?f6 10800 10800 21600 ?f5 10800 10800 0" draw:text-areas="?f3 ?f3 ?f4 ?f4" draw:type="trapezoid" draw:modifiers="3825.93483490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5" draw:layer="layout" draw:type="curve" draw:line-skew="-0.015cm" svg:x1="2.613cm" svg:y1="11.926cm" svg:x2="2.086cm" svg:y2="8.305cm" draw:start-shape="id8" draw:start-glue-point="6" draw:end-shape="id3" draw:end-glue-point="9" svg:d="M2613 11926c-1920 0-1656-3621-527-3621" svg:viewBox="0 0 1410 3622">
          <text:p/>
        </draw:connector>
        <draw:connector draw:style-name="gr5" draw:text-style-name="P5" draw:layer="layout" draw:type="curve" svg:x1="4.278cm" svg:y1="8.73cm" svg:x2="4.39cm" svg:y2="11.545cm" draw:start-shape="id3" draw:start-glue-point="7" draw:end-shape="id8" draw:end-glue-point="7" svg:d="M4278 8730c0 2112 112 705 112 2815" svg:viewBox="0 0 113 2816">
          <text:p/>
        </draw:connector>
        <draw:custom-shape draw:style-name="gr7" draw:text-style-name="P4" xml:id="id9" draw:id="id9" draw:layer="layout" svg:width="5.064cm" svg:height="0.85cm" svg:x="4.896cm" svg:y="14.234cm">
          <text:p text:style-name="P3"><text:span text:style-name="T2">User selects a result to be viewed</text:span><text:span text:style-name="T2"><text:line-break/></text:span><text:span text:style-name="T2">by clicking thumbnail.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586.4165844027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10" draw:id="id10" draw:layer="layout" svg:width="4.953cm" svg:height="0.85cm" svg:x="12.007cm" svg:y="14.235cm">
          <text:p text:style-name="P3"><text:span text:style-name="T2">New search – Text or double click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927.099236641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draw:type="curve" svg:x1="10.993cm" svg:y1="12.452cm" svg:x2="7.428cm" svg:y2="14.234cm" draw:start-shape="id4" draw:start-glue-point="2" draw:end-shape="id9" draw:end-glue-point="5" svg:d="M10993 12452c0 1336-3565 446-3565 1782" svg:viewBox="0 0 3566 1783">
          <text:p/>
        </draw:connector>
        <draw:connector draw:style-name="gr5" draw:text-style-name="P5" draw:layer="layout" draw:type="curve" svg:x1="10.993cm" svg:y1="12.452cm" svg:x2="14.704cm" svg:y2="14.235cm" draw:start-shape="id4" draw:start-glue-point="2" draw:end-shape="id10" draw:end-glue-point="4" svg:d="M10993 12452c0 1338 3711 447 3711 1783" svg:viewBox="0 0 3712 1784">
          <text:p/>
        </draw:connector>
        <draw:connector draw:style-name="gr8" draw:text-style-name="P5" draw:layer="layout" draw:type="curve" draw:line-skew="2.345cm -0.665cm" svg:x1="16.74cm" svg:y1="14.66cm" svg:x2="10.993cm" svg:y2="10.674cm" draw:start-shape="id10" draw:start-glue-point="6" draw:end-shape="id4" draw:end-glue-point="0" svg:d="M16740 14660c4599 0 3832-2576 1246-4010s-6993-1725-6993 24" svg:viewBox="0 0 9068 5195">
          <text:p/>
        </draw:connector>
        <draw:custom-shape draw:style-name="gr2" draw:text-style-name="P1" xml:id="id11" draw:id="id11" draw:layer="layout" svg:width="4.826cm" svg:height="1.778cm" svg:x="4.98cm" svg:y="16.174cm">
          <text:p text:style-name="P1"><text:span text:style-name="T1">Viewer</text:span></text:p>
          <text:list text:style-name="L1">
            <text:list-item>
              <text:p text:style-name="P2"><text:span text:style-name="T2">Shadowbox/fixed viewer</text:span><text:span text:style-name="T2"><text:line-break/></text:span><text:span text:style-name="T2">appears on screen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2" draw:id="id12" draw:layer="layout" svg:width="3.332cm" svg:height="0.85cm" svg:x="12.103cm" svg:y="17.825cm">
          <text:p text:style-name="P3"><text:span text:style-name="T2">User closes viewer</text:span><text:span text:style-name="T2"><text:line-break/></text:span><text:span text:style-name="T2">via “X” button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2384.878487848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draw:type="curve" svg:x1="7.428cm" svg:y1="15.084cm" svg:x2="7.393cm" svg:y2="16.174cm" draw:start-shape="id9" draw:start-glue-point="8" draw:end-shape="id11" draw:end-glue-point="0" svg:d="M7428 15084c0 819-35 274-35 1090" svg:viewBox="0 0 36 1091">
          <text:p/>
        </draw:connector>
        <draw:connector draw:style-name="gr5" draw:text-style-name="P5" draw:layer="layout" draw:type="curve" svg:x1="7.393cm" svg:y1="17.952cm" svg:x2="13.769cm" svg:y2="18.675cm" draw:start-shape="id11" draw:start-glue-point="2" draw:end-shape="id12" svg:d="M7393 17952c0 1837 6376 1476 6376 723" svg:viewBox="0 0 6377 1339">
          <text:p/>
        </draw:connector>
        <draw:connector draw:style-name="gr5" draw:text-style-name="P5" draw:layer="layout" draw:type="curve" svg:x1="13.769cm" svg:y1="17.825cm" svg:x2="9.806cm" svg:y2="17.063cm" draw:start-shape="id12" draw:start-glue-point="5" draw:end-shape="id11" svg:d="M13769 17825c0-508-1321-762-3963-762" svg:viewBox="0 0 3964 763">
          <text:p/>
        </draw:connector>
        <draw:connector draw:style-name="gr5" draw:text-style-name="P5" draw:layer="layout" draw:type="curve" svg:x1="15.252cm" svg:y1="18.25cm" svg:x2="16.96cm" svg:y2="14.66cm" draw:start-shape="id12" draw:start-glue-point="6" draw:end-shape="id10" svg:d="M15252 18250c3313 0 2459-3590 1708-3590" svg:viewBox="0 0 2397 3591">
          <text:p/>
        </draw:connector>
        <draw:custom-shape draw:style-name="gr10" draw:text-style-name="P4" xml:id="id13" draw:id="id13" draw:layer="layout" svg:width="4.064cm" svg:height="0.85cm" svg:x="5.366cm" svg:y="19.825cm">
          <text:p text:style-name="P3"><text:span text:style-name="T2">Users hits play button </text:span><text:span text:style-name="T2"><text:line-break/></text:span><text:span text:style-name="T2">to load 3D asset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934.1697416974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draw:type="curve" svg:x1="7.393cm" svg:y1="17.952cm" svg:x2="7.398cm" svg:y2="19.825cm" draw:start-shape="id11" draw:start-glue-point="2" draw:end-shape="id13" draw:end-glue-point="5" svg:d="M7393 17952c0 1405 5 469 5 1873" svg:viewBox="0 0 6 1874">
          <text:p/>
        </draw:connector>
        <draw:custom-shape draw:style-name="gr11" draw:text-style-name="P8" xml:id="id14" draw:id="id14" draw:layer="layout" svg:width="4.826cm" svg:height="1.778cm" svg:x="4.98cm" svg:y="21.774cm">
          <text:p text:style-name="P1"><text:span text:style-name="T1">Web GL Interactive Viewer</text:span></text:p>
          <text:list text:style-name="L1">
            <text:list-item>
              <text:p text:style-name="P2"><text:span text:style-name="T2">3d model loads into viewer.</text:span></text:p>
            </text:list-item>
            <text:list-item>
              <text:p text:style-name="P2"><text:span text:style-name="T2">User has different viewing</text:span><text:span text:style-name="T2"><text:line-break/></text:span><text:span text:style-name="T2">options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curve" svg:x1="7.398cm" svg:y1="20.675cm" svg:x2="7.393cm" svg:y2="21.774cm" draw:start-shape="id13" draw:start-glue-point="8" draw:end-shape="id14" draw:end-glue-point="0" svg:d="M7398 20675c0 825-5 276-5 1099" svg:viewBox="0 0 6 1100">
          <text:p/>
        </draw:connector>
        <draw:custom-shape draw:style-name="gr12" draw:text-style-name="P4" xml:id="id15" draw:id="id15" draw:layer="layout" svg:width="4.064cm" svg:height="0.85cm" svg:x="1.594cm" svg:y="24.501cm">
          <text:p text:style-name="P3"><text:span text:style-name="T2">User translates, rotates, &amp; </text:span><text:span text:style-name="T2"><text:line-break/></text:span><text:span text:style-name="T2">zooms 3D asset.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934.1697416974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draw:type="curve" svg:x1="4.98cm" svg:y1="22.663cm" svg:x2="3.626cm" svg:y2="24.501cm" draw:start-shape="id14" draw:start-glue-point="3" draw:end-shape="id15" draw:end-glue-point="5" svg:d="M4980 22663c-903 0-1354 612-1354 1838" svg:viewBox="0 0 1355 1839">
          <text:p/>
        </draw:connector>
        <draw:connector draw:style-name="gr5" draw:text-style-name="P5" draw:layer="layout" draw:type="curve" svg:x1="5.476cm" svg:y1="24.926cm" svg:x2="7.393cm" svg:y2="23.552cm" draw:start-shape="id15" draw:start-glue-point="6" draw:end-shape="id14" draw:end-glue-point="2" svg:d="M5476 24926c1278 0 1917-458 1917-1374" svg:viewBox="0 0 1918 1375">
          <text:p/>
        </draw:connector>
        <draw:connector draw:style-name="gr5" draw:text-style-name="P5" draw:layer="layout" draw:type="curve" svg:x1="9.806cm" svg:y1="22.663cm" svg:x2="13.769cm" svg:y2="18.675cm" draw:start-shape="id14" draw:start-glue-point="1" draw:end-shape="id12" draw:end-glue-point="8" svg:d="M9806 22663c2642 0 3963-1329 3963-3988" svg:viewBox="0 0 3964 39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9:38:50.490000000</meta:creation-date>
    <dc:date>2017-06-19T20:45:08.348000000</dc:date>
    <meta:editing-duration>PT36M28S</meta:editing-duration>
    <meta:editing-cycles>13</meta:editing-cycles>
    <meta:generator>LibreOffice/5.3.3.2$Windows_X86_64 LibreOffice_project/3d9a8b4b4e538a85e0782bd6c2d430bafe583448</meta:generator>
    <meta:document-statistic meta:object-count="37"/>
  </office:meta>
</office:document-meta>
</file>